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dcc3" officeooo:paragraph-rsid="001cdcc3"/>
    </style:style>
    <style:style style:name="P2" style:family="paragraph" style:parent-style-name="Standard">
      <style:paragraph-properties fo:text-align="justify" style:justify-single-word="false"/>
      <style:text-properties officeooo:rsid="001cdcc3" officeooo:paragraph-rsid="001cdcc3"/>
    </style:style>
    <style:style style:name="P3" style:family="paragraph" style:parent-style-name="Standard">
      <style:paragraph-properties fo:text-align="justify" style:justify-single-word="false"/>
      <style:text-properties officeooo:rsid="001dbc0d" officeooo:paragraph-rsid="001dbc0d"/>
    </style:style>
    <style:style style:name="P4" style:family="paragraph" style:parent-style-name="Standard">
      <style:paragraph-properties fo:text-align="justify" style:justify-single-word="false"/>
      <style:text-properties officeooo:rsid="001dbc0d" officeooo:paragraph-rsid="001dbc0d"/>
    </style:style>
    <style:style style:name="T1" style:family="text">
      <style:text-properties officeooo:rsid="001dbc0d"/>
    </style:style>
    <style:style style:name="T2" style:family="text">
      <style:text-properties officeooo:rsid="001ea2cb"/>
    </style:style>
    <style:style style:name="T3" style:family="text">
      <style:text-properties officeooo:rsid="001fea9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vid Faveris, <text:s/>présentation</text:p>
      <text:p text:style-name="P1"/>
      <text:p text:style-name="Title">Le Web Sémantique et moi </text:p>
      <text:p text:style-name="P1"/>
      <text:p text:style-name="P2">On a tous un parcours de vie, des objectifs, des points de vue différents, et c’est la somme de ces divergences qui créent leur richesse.</text:p>
      <text:p text:style-name="P2"/>
      <text:p text:style-name="P2">Plutôt que de les opposer, utilisons le web sémantique pour agencer des intelligences collectives distribuées.</text:p>
      <text:p text:style-name="P2"/>
      <text:p text:style-name="P2">Parce que les outils permettant une meilleure diffusion des informations pour la gestion des ressources (humaines et matérielles) ne me convenaient pas, je me suis penché sur le sujet et en plus d’être développeur diurne, je suis devenu développeur nocturne.</text:p>
      <text:p text:style-name="P2"/>
      <text:p text:style-name="P2">Doté d’une âme de chercheur et d’explorateur, <text:span text:style-name="T1">avec une vision holistique, </text:span>la plupart de mes 200 dépôts github sont orientés partage de connaissance<text:span text:style-name="T2">s</text:span>, <text:span text:style-name="T3">systèmes multi-agents, </text:span><text:s/>création, accessibilité et visualisation de graphes de connaissance<text:span text:style-name="T2">s</text:span></text:p>
      <text:p text:style-name="P2"/>
      <text:p text:style-name="P3">Le web sémantique pour moi, c’est d’abord un moyen pour relier les idées, pour co-construire des projets, tester, réutiliser, partager, clarifier, simplifier.</text:p>
      <text:p text:style-name="P3"/>
      <text:p text:style-name="P3">Depuis un premier projet en 2013, je vois tout en LinkedData…</text:p>
      <text:p text:style-name="P3">Les choses seraient bien plus simples si les relations entre les concepts étaient plus claires, partagées et que chacun pouvait y contribuer…</text:p>
      <text:p text:style-name="P3"/>
      <text:p text:style-name="P3">David Faveris</text:p>
      <text:p text:style-name="P3">06.71.57.89.14</text:p>
      <text:p text:style-name="P3"><text:a xlink:type="simple" xlink:href="mailto:scenaristeur@gmail.com" text:style-name="Internet_20_link" text:visited-style-name="Visited_20_Internet_20_Link">scenaristeur@gmail.com</text:a></text:p>
      <text:p text:style-name="P3">projet : Popock <text:a xlink:type="simple" xlink:href="https://scenaristeur.github.io/solid-vue-panes/" text:style-name="Internet_20_link" text:visited-style-name="Visited_20_Internet_20_Link">https://scenaristeur.github.io/solid-vue-panes/</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04T18:35:05.015000000</meta:creation-date>
    <dc:date>2020-10-04T19:41:30.779000000</dc:date>
    <meta:editing-duration>PT6M26S</meta:editing-duration>
    <meta:editing-cycles>3</meta:editing-cycles>
    <meta:generator>LibreOffice/7.0.1.2$Windows_X86_64 LibreOffice_project/7cbcfc562f6eb6708b5ff7d7397325de9e764452</meta:generator>
    <meta:document-statistic meta:table-count="0" meta:image-count="0" meta:object-count="0" meta:page-count="1" meta:paragraph-count="13" meta:word-count="184" meta:character-count="1273" meta:non-whitespace-character-count="1098"/>
  </office:meta>
</office:document-meta>
</file>